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ext-properties style:font-name="Liberation Sans" style:font-name-asian="AR PL SungtiL GB" style:font-name-complex="Lohit Devanagari"/>
    </style:style>
  </office:automatic-styles>
  <office:body>
    <office:spreadsheet>
      <table:calculation-settings table:automatic-find-labels="false"/>
      <table:table table:name="calculate_time_n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rekurzivna</text:p>
          </table:table-cell>
          <table:table-cell table:style-name="Default" office:value-type="string" calcext:value-type="string">
            <text:p>algebarska</text:p>
          </table:table-cell>
          <table:table-cell table:style-name="Default" office:value-type="string" calcext:value-type="string">
            <text:p>aritmetick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1726" calcext:value-type="float">
            <text:p>0.022</text:p>
          </table:table-cell>
          <table:table-cell table:style-name="ce2" office:value-type="float" office:value="0.00874" calcext:value-type="float">
            <text:p>0.009</text:p>
          </table:table-cell>
          <table:table-cell office:value-type="float" office:value="0.105902" calcext:value-type="float">
            <text:p>0.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354" calcext:value-type="float">
            <text:p>0.023</text:p>
          </table:table-cell>
          <table:table-cell table:style-name="ce2" office:value-type="float" office:value="0.013756" calcext:value-type="float">
            <text:p>0.014</text:p>
          </table:table-cell>
          <table:table-cell office:value-type="float" office:value="0.174602" calcext:value-type="float">
            <text:p>0.1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193" calcext:value-type="float">
            <text:p>0.038</text:p>
          </table:table-cell>
          <table:table-cell office:value-type="float" office:value="0.017511" calcext:value-type="float">
            <text:p>0.018</text:p>
          </table:table-cell>
          <table:table-cell office:value-type="float" office:value="0.397292" calcext:value-type="float">
            <text:p>0.3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912" calcext:value-type="float">
            <text:p>0.069</text:p>
          </table:table-cell>
          <table:table-cell table:style-name="ce2" office:value-type="float" office:value="0.019151" calcext:value-type="float">
            <text:p>0.019</text:p>
          </table:table-cell>
          <table:table-cell office:value-type="float" office:value="0.801198" calcext:value-type="float">
            <text:p>0.8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0989" calcext:value-type="float">
            <text:p>0.110</text:p>
          </table:table-cell>
          <table:table-cell office:value-type="float" office:value="0.03337" calcext:value-type="float">
            <text:p>0.033</text:p>
          </table:table-cell>
          <table:table-cell office:value-type="float" office:value="1.71846" calcext:value-type="float">
            <text:p>1.7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12473" calcext:value-type="float">
            <text:p>0.212</text:p>
          </table:table-cell>
          <table:table-cell office:value-type="float" office:value="0.04544" calcext:value-type="float">
            <text:p>0.045</text:p>
          </table:table-cell>
          <table:table-cell office:value-type="float" office:value="3.70203" calcext:value-type="float">
            <text:p>3.70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98057" calcext:value-type="float">
            <text:p>0.398</text:p>
          </table:table-cell>
          <table:table-cell office:value-type="float" office:value="0.085465" calcext:value-type="float">
            <text:p>0.085</text:p>
          </table:table-cell>
          <table:table-cell office:value-type="float" office:value="7.22427" calcext:value-type="float">
            <text:p>7.22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763766" calcext:value-type="float">
            <text:p>0.764</text:p>
          </table:table-cell>
          <table:table-cell office:value-type="float" office:value="0.153913" calcext:value-type="float">
            <text:p>0.154</text:p>
          </table:table-cell>
          <table:table-cell office:value-type="float" office:value="13.4911" calcext:value-type="float">
            <text:p>13.491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.55891" calcext:value-type="float">
            <text:p>1.559</text:p>
          </table:table-cell>
          <table:table-cell office:value-type="float" office:value="0.31334" calcext:value-type="float">
            <text:p>0.313</text:p>
          </table:table-cell>
          <table:table-cell office:value-type="float" office:value="18.1119" calcext:value-type="float">
            <text:p>18.112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2.9688" calcext:value-type="float">
            <text:p>2.969</text:p>
          </table:table-cell>
          <table:table-cell office:value-type="float" office:value="0.575391" calcext:value-type="float">
            <text:p>0.575</text:p>
          </table:table-cell>
          <table:table-cell office:value-type="float" office:value="31.1896" calcext:value-type="float">
            <text:p>31.190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5.44571" calcext:value-type="float">
            <text:p>5.446</text:p>
          </table:table-cell>
          <table:table-cell office:value-type="float" office:value="1.22256" calcext:value-type="float">
            <text:p>1.223</text:p>
          </table:table-cell>
          <table:table-cell office:value-type="float" office:value="63.0703" calcext:value-type="float">
            <text:p>63.070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1.5327" calcext:value-type="float">
            <text:p>11.533</text:p>
          </table:table-cell>
          <table:table-cell office:value-type="float" office:value="2.32471" calcext:value-type="float">
            <text:p>2.325</text:p>
          </table:table-cell>
          <table:table-cell office:value-type="float" office:value="130.527" calcext:value-type="float">
            <text:p>130.527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19.0074" calcext:value-type="float">
            <text:p>19.007</text:p>
          </table:table-cell>
          <table:table-cell office:value-type="float" office:value="4.73338" calcext:value-type="float">
            <text:p>4.733</text:p>
          </table:table-cell>
          <table:table-cell office:value-type="float" office:value="274.89" calcext:value-type="float">
            <text:p>274.890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29.5489" calcext:value-type="float">
            <text:p>29.549</text:p>
          </table:table-cell>
          <table:table-cell office:value-type="float" office:value="6.89798" calcext:value-type="float">
            <text:p>6.898</text:p>
          </table:table-cell>
          <table:table-cell office:value-type="float" office:value="577.927" calcext:value-type="float">
            <text:p>577.927</text:p>
          </table:table-cell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38.508" calcext:value-type="float">
            <text:p>38.508</text:p>
          </table:table-cell>
          <table:table-cell office:value-type="float" office:value="11.9083" calcext:value-type="float">
            <text:p>11.908</text:p>
          </table:table-cell>
          <table:table-cell office:value-type="float" office:value="1212.63" calcext:value-type="float">
            <text:p>1212.630</text:p>
          </table:table-cell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77.3596" calcext:value-type="float">
            <text:p>77.360</text:p>
          </table:table-cell>
          <table:table-cell office:value-type="float" office:value="23.2272" calcext:value-type="float">
            <text:p>23.227</text:p>
          </table:table-cell>
          <table:table-cell office:value-type="float" office:value="2531.22" calcext:value-type="float">
            <text:p>2531.220</text:p>
          </table:table-cell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154.61" calcext:value-type="float">
            <text:p>154.610</text:p>
          </table:table-cell>
          <table:table-cell office:value-type="float" office:value="46.6433" calcext:value-type="float">
            <text:p>46.643</text:p>
          </table:table-cell>
          <table:table-cell office:value-type="float" office:value="5276.95" calcext:value-type="float">
            <text:p>5276.950</text:p>
          </table:table-cell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310.208" calcext:value-type="float">
            <text:p>310.208</text:p>
          </table:table-cell>
          <table:table-cell office:value-type="float" office:value="92.3603" calcext:value-type="float">
            <text:p>92.360</text:p>
          </table:table-cell>
          <table:table-cell office:value-type="float" office:value="11054.6" calcext:value-type="float">
            <text:p>11054.600</text:p>
          </table:table-cell>
        </table:table-row>
        <table:table-row table:style-name="ro1">
          <table:table-cell office:value-type="float" office:value="2621440" calcext:value-type="float">
            <text:p>2621440</text:p>
          </table:table-cell>
          <table:table-cell office:value-type="float" office:value="619.201" calcext:value-type="float">
            <text:p>619.201</text:p>
          </table:table-cell>
          <table:table-cell office:value-type="float" office:value="188.162" calcext:value-type="float">
            <text:p>188.162</text:p>
          </table:table-cell>
          <table:table-cell office:value-type="float" office:value="23401.9" calcext:value-type="float">
            <text:p>23401.900</text:p>
          </table:table-cell>
        </table:table-row>
        <table:table-row table:style-name="ro1">
          <table:table-cell office:value-type="float" office:value="5242880" calcext:value-type="float">
            <text:p>5242880</text:p>
          </table:table-cell>
          <table:table-cell office:value-type="float" office:value="1242.34" calcext:value-type="float">
            <text:p>1242.340</text:p>
          </table:table-cell>
          <table:table-cell office:value-type="float" office:value="369.427" calcext:value-type="float">
            <text:p>369.427</text:p>
          </table:table-cell>
          <table:table-cell office:value-type="float" office:value="49698.1" calcext:value-type="float">
            <text:p>49698.100</text:p>
          </table:table-cell>
        </table:table-row>
        <table:table-row table:style-name="ro1">
          <table:table-cell office:value-type="float" office:value="10485760" calcext:value-type="float">
            <text:p>10485760</text:p>
          </table:table-cell>
          <table:table-cell office:value-type="float" office:value="2498.78" calcext:value-type="float">
            <text:p>2498.780</text:p>
          </table:table-cell>
          <table:table-cell office:value-type="float" office:value="753.91" calcext:value-type="float">
            <text:p>753.910</text:p>
          </table:table-cell>
          <table:table-cell office:value-type="float" office:value="103282" calcext:value-type="float">
            <text:p>103282.000</text:p>
          </table:table-cell>
        </table:table-row>
        <table:table-row table:style-name="ro1">
          <table:table-cell office:value-type="float" office:value="20971520" calcext:value-type="float">
            <text:p>20971520</text:p>
          </table:table-cell>
          <table:table-cell office:value-type="float" office:value="5021.82" calcext:value-type="float">
            <text:p>5021.820</text:p>
          </table:table-cell>
          <table:table-cell office:value-type="float" office:value="1524.98" calcext:value-type="float">
            <text:p>1524.980</text:p>
          </table:table-cell>
          <table:table-cell office:value-type="float" office:value="213003" calcext:value-type="float">
            <text:p>213003.000</text:p>
          </table:table-cell>
        </table:table-row>
        <table:table-row table:style-name="ro1">
          <table:table-cell office:value-type="float" office:value="41943040" calcext:value-type="float">
            <text:p>41943040</text:p>
          </table:table-cell>
          <table:table-cell office:value-type="float" office:value="10052.7" calcext:value-type="float">
            <text:p>10052.700</text:p>
          </table:table-cell>
          <table:table-cell office:value-type="float" office:value="3065.81" calcext:value-type="float">
            <text:p>3065.810</text:p>
          </table:table-cell>
          <table:table-cell office:value-type="float" office:value="587616" calcext:value-type="float">
            <text:p>587616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7T16:33:47.717043343</dc:date>
    <meta:editing-duration>PT6M39S</meta:editing-duration>
    <meta:editing-cycles>8</meta:editing-cycles>
    <meta:generator>LibreOffice/5.2.7.2$Linux_X86_64 LibreOffice_project/20m0$Build-2</meta:generator>
    <meta:document-statistic meta:table-count="1" meta:cell-count="96" meta:object-count="0"/>
  </office:meta>
</office:document-meta>
</file>